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53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mm" fo:break-before="auto" style:use-optimal-row-height="false"/>
    </style:style>
    <style:style style:name="ro9" style:family="table-row">
      <style:table-row-properties style:row-height="5.31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4mm" fo:break-before="auto" style:use-optimal-row-height="false"/>
    </style:style>
    <style:style style:name="ro12" style:family="table-row">
      <style:table-row-properties style:row-height="5.5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6 月 份" calcext:value-type="string">
              <text:p><text:s text:c="7"/>中 華 民 國 97 年 6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5834" calcext:value-type="float">
            <text:p><text:s text:c="3"/>5,83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3.1" calcext:value-type="float">
            <text:p><text:s text:c="3"/>3.10 </text:p>
          </table:table-cell>
          <table:table-cell table:style-name="ce29" office:value-type="float" office:value="3325" calcext:value-type="float">
            <text:p><text:s text:c="3"/>3,325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76" calcext:value-type="float">
            <text:p><text:s text:c="3"/>1.76 </text:p>
          </table:table-cell>
          <table:table-cell table:style-name="ce29" office:value-type="float" office:value="14429" calcext:value-type="float">
            <text:p><text:s text:c="3"/>14,429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29" office:value-type="float" office:value="11104" calcext:value-type="float">
            <text:p><text:s text:c="3"/>11,10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12417" calcext:value-type="float">
            <text:p><text:s text:c="3"/>12,41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29" office:value-type="float" office:value="4709" calcext:value-type="float">
            <text:p><text:s text:c="3"/>4,709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5704" calcext:value-type="float">
            <text:p><text:s text:c="3"/>5,704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3.04" calcext:value-type="float">
            <text:p><text:s text:c="3"/>3.04 </text:p>
          </table:table-cell>
          <table:table-cell table:style-name="ce29" office:value-type="float" office:value="3295" calcext:value-type="float">
            <text:p><text:s text:c="3"/>3,295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76" calcext:value-type="float">
            <text:p><text:s text:c="3"/>1.76 </text:p>
          </table:table-cell>
          <table:table-cell table:style-name="ce29" office:value-type="float" office:value="14367" calcext:value-type="float">
            <text:p><text:s text:c="3"/>14,367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29" office:value-type="float" office:value="11072" calcext:value-type="float">
            <text:p><text:s text:c="3"/>11,072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29" office:value-type="float" office:value="12373" calcext:value-type="float">
            <text:p><text:s text:c="3"/>12,373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29" office:value-type="float" office:value="4701" calcext:value-type="float">
            <text:p><text:s text:c="3"/>4,70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5367" calcext:value-type="float">
            <text:p><text:s text:c="3"/>5,367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9" calcext:value-type="float">
            <text:p><text:s text:c="3"/>3.49 </text:p>
          </table:table-cell>
          <table:table-cell table:style-name="ce29" office:value-type="float" office:value="2818" calcext:value-type="float">
            <text:p><text:s text:c="3"/>2,818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3" calcext:value-type="float">
            <text:p><text:s text:c="3"/>1.83 </text:p>
          </table:table-cell>
          <table:table-cell table:style-name="ce29" office:value-type="float" office:value="11983" calcext:value-type="float">
            <text:p><text:s text:c="3"/>11,98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8" calcext:value-type="float">
            <text:p><text:s text:c="3"/>7.80 </text:p>
          </table:table-cell>
          <table:table-cell table:style-name="ce29" office:value-type="float" office:value="9165" calcext:value-type="float">
            <text:p><text:s text:c="3"/>9,16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0101" calcext:value-type="float">
            <text:p><text:s text:c="3"/>10,10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3835" calcext:value-type="float">
            <text:p><text:s text:c="3"/>3,83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2168" calcext:value-type="float">
            <text:p><text:s text:c="3"/>2,16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4" calcext:value-type="float">
            <text:p><text:s text:c="3"/>6.94 </text:p>
          </table:table-cell>
          <table:table-cell table:style-name="ce30" office:value-type="float" office:value="837" calcext:value-type="float">
            <text:p><text:s text:c="3"/>83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8" calcext:value-type="float">
            <text:p><text:s text:c="3"/>2.68 </text:p>
          </table:table-cell>
          <table:table-cell table:style-name="ce30" office:value-type="float" office:value="2284" calcext:value-type="float">
            <text:p><text:s text:c="3"/>2,28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1" calcext:value-type="float">
            <text:p><text:s text:c="3"/>7.31 </text:p>
          </table:table-cell>
          <table:table-cell table:style-name="ce30" office:value-type="float" office:value="1447" calcext:value-type="float">
            <text:p><text:s text:c="3"/>1,447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3" calcext:value-type="float">
            <text:p><text:s text:c="3"/>4.63 </text:p>
          </table:table-cell>
          <table:table-cell table:style-name="ce30" office:value-type="float" office:value="2441" calcext:value-type="float">
            <text:p><text:s text:c="3"/>2,44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830" calcext:value-type="float">
            <text:p><text:s text:c="3"/>83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64" calcext:value-type="float">
            <text:p><text:s text:c="3"/>16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4" calcext:value-type="float">
            <text:p><text:s text:c="3"/>4.34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30" office:value-type="float" office:value="275" calcext:value-type="float">
            <text:p><text:s text:c="3"/>27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265" calcext:value-type="float">
            <text:p><text:s text:c="3"/>26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241" calcext:value-type="float">
            <text:p><text:s text:c="3"/>241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825" calcext:value-type="float">
            <text:p><text:s text:c="3"/>1,825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26" office:value-type="float" office:value="11.45" calcext:value-type="float">
            <text:p><text:s text:c="3"/>11.45 </text:p>
          </table:table-cell>
          <table:table-cell table:style-name="ce30" office:value-type="float" office:value="598" calcext:value-type="float">
            <text:p><text:s text:c="3"/>59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5" calcext:value-type="float">
            <text:p><text:s text:c="3"/>3.75 </text:p>
          </table:table-cell>
          <table:table-cell table:style-name="ce30" office:value-type="float" office:value="1394" calcext:value-type="float">
            <text:p><text:s text:c="3"/>1,394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5" calcext:value-type="float">
            <text:p><text:s text:c="3"/>8.75 </text:p>
          </table:table-cell>
          <table:table-cell table:style-name="ce30" office:value-type="float" office:value="796" calcext:value-type="float">
            <text:p><text:s text:c="3"/>796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30" office:value-type="float" office:value="1271" calcext:value-type="float">
            <text:p><text:s text:c="3"/>1,27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7" calcext:value-type="float">
            <text:p><text:s text:c="3"/>7.97 </text:p>
          </table:table-cell>
          <table:table-cell table:style-name="ce30" office:value-type="float" office:value="484" calcext:value-type="float">
            <text:p><text:s text:c="3"/>48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4" calcext:value-type="float">
            <text:p><text:s text:c="3"/>3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95" calcext:value-type="float">
            <text:p><text:s text:c="3"/>595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4.55" calcext:value-type="float">
            <text:p><text:s text:c="3"/>14.55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448" calcext:value-type="float">
            <text:p><text:s text:c="3"/>448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5" calcext:value-type="float">
            <text:p><text:s text:c="3"/>10.95 </text:p>
          </table:table-cell>
          <table:table-cell table:style-name="ce30" office:value-type="float" office:value="238" calcext:value-type="float">
            <text:p><text:s text:c="3"/>23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0" calcext:value-type="float">
            <text:p><text:s/>－10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370" calcext:value-type="float">
            <text:p><text:s text:c="3"/>370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0" office:value-type="float" office:value="335" calcext:value-type="float">
            <text:p><text:s text:c="3"/>33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0" office:value-type="float" office:value="305" calcext:value-type="float">
            <text:p><text:s text:c="3"/>30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560" calcext:value-type="float">
            <text:p><text:s text:c="3"/>56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" calcext:value-type="float">
            <text:p><text:s text:c="3"/>4.40 </text:p>
          </table:table-cell>
          <table:table-cell table:style-name="ce30" office:value-type="float" office:value="410" calcext:value-type="float">
            <text:p><text:s text:c="3"/>410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22" calcext:value-type="float">
            <text:p><text:s text:c="3"/>3.22 </text:p>
          </table:table-cell>
          <table:table-cell table:style-name="ce30" office:value-type="float" office:value="1075" calcext:value-type="float">
            <text:p><text:s text:c="3"/>1,075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4" calcext:value-type="float">
            <text:p><text:s text:c="3"/>8.44 </text:p>
          </table:table-cell>
          <table:table-cell table:style-name="ce30" office:value-type="float" office:value="665" calcext:value-type="float">
            <text:p><text:s text:c="3"/>66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807" calcext:value-type="float">
            <text:p><text:s text:c="3"/>80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61" calcext:value-type="float">
            <text:p><text:s/>－261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42" calcext:value-type="float">
            <text:p><text:s/>－2.42 </text:p>
          </table:table-cell>
          <table:table-cell table:style-name="ce30" office:value-type="float" office:value="259" calcext:value-type="float">
            <text:p><text:s text:c="3"/>25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1" calcext:value-type="float">
            <text:p><text:s text:c="3"/>2.41 </text:p>
          </table:table-cell>
          <table:table-cell table:style-name="ce30" office:value-type="float" office:value="896" calcext:value-type="float">
            <text:p><text:s text:c="3"/>89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2" calcext:value-type="float">
            <text:p><text:s text:c="3"/>8.32 </text:p>
          </table:table-cell>
          <table:table-cell table:style-name="ce30" office:value-type="float" office:value="637" calcext:value-type="float">
            <text:p><text:s text:c="3"/>637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601" calcext:value-type="float">
            <text:p><text:s text:c="3"/>60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21" calcext:value-type="float">
            <text:p><text:s/>－121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7" calcext:value-type="float">
            <text:p><text:s/>－2.77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30" office:value-type="float" office:value="333" calcext:value-type="float">
            <text:p><text:s text:c="3"/>333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62" calcext:value-type="float">
            <text:p><text:s text:c="3"/>7.62 </text:p>
          </table:table-cell>
          <table:table-cell table:style-name="ce30" office:value-type="float" office:value="311" calcext:value-type="float">
            <text:p><text:s text:c="3"/>311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256" calcext:value-type="float">
            <text:p><text:s text:c="3"/>256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31" calcext:value-type="float">
            <text:p><text:s/>－231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26" office:value-type="float" office:value="-3.88" calcext:value-type="float">
            <text:p><text:s/>－3.88 </text:p>
          </table:table-cell>
          <table:table-cell table:style-name="ce30" office:value-type="float" office:value="-24" calcext:value-type="float">
            <text:p><text:s/>－24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30" office:value-type="float" office:value="487" calcext:value-type="float">
            <text:p><text:s text:c="3"/>48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511" calcext:value-type="float">
            <text:p><text:s text:c="3"/>51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9" calcext:value-type="float">
            <text:p><text:s text:c="3"/>8.59 </text:p>
          </table:table-cell>
          <table:table-cell table:style-name="ce30" office:value-type="float" office:value="342" calcext:value-type="float">
            <text:p><text:s text:c="3"/>342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.2" calcext:value-type="float">
            <text:p><text:s/>－4.20 </text:p>
          </table:table-cell>
          <table:table-cell table:style-name="ce30" office:value-type="float" office:value="-42" calcext:value-type="float">
            <text:p><text:s/>－42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30" office:value-type="float" office:value="349" calcext:value-type="float">
            <text:p><text:s text:c="3"/>34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30" office:value-type="float" office:value="391" calcext:value-type="float">
            <text:p><text:s text:c="3"/>391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68" calcext:value-type="float">
            <text:p><text:s text:c="3"/>8.68 </text:p>
          </table:table-cell>
          <table:table-cell table:style-name="ce30" office:value-type="float" office:value="251" calcext:value-type="float">
            <text:p><text:s text:c="3"/>25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200" calcext:value-type="float">
            <text:p><text:s/>－200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21" calcext:value-type="float">
            <text:p><text:s/>－2.21 </text:p>
          </table:table-cell>
          <table:table-cell table:style-name="ce30" office:value-type="float" office:value="-76" calcext:value-type="float">
            <text:p><text:s/>－76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30" office:value-type="float" office:value="574" calcext:value-type="float">
            <text:p><text:s text:c="3"/>57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650" calcext:value-type="float">
            <text:p><text:s text:c="3"/>65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8" calcext:value-type="float">
            <text:p><text:s text:c="3"/>7.18 </text:p>
          </table:table-cell>
          <table:table-cell table:style-name="ce30" office:value-type="float" office:value="475" calcext:value-type="float">
            <text:p><text:s text:c="3"/>47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166" calcext:value-type="float">
            <text:p><text:s/>－166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63" calcext:value-type="float">
            <text:p><text:s/>－1.63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30" office:value-type="float" office:value="768" calcext:value-type="float">
            <text:p><text:s text:c="3"/>768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4" calcext:value-type="float">
            <text:p><text:s text:c="3"/>7.54 </text:p>
          </table:table-cell>
          <table:table-cell table:style-name="ce30" office:value-type="float" office:value="657" calcext:value-type="float">
            <text:p><text:s text:c="3"/>65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30" office:value-type="float" office:value="567" calcext:value-type="float">
            <text:p><text:s text:c="3"/>56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243" calcext:value-type="float">
            <text:p><text:s text:c="3"/>24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89" calcext:value-type="float">
            <text:p><text:s/>－489 </text:p>
          </table:table-cell>
          <table:table-cell table:style-name="ce26" office:value-type="float" office:value="-0.55" calcext:value-type="float">
            <text:p><text:s/>－0.55 </text:p>
          </table:table-cell>
          <table:table-cell table:style-name="ce26" office:value-type="float" office:value="-6.72" calcext:value-type="float">
            <text:p><text:s/>－6.72 </text:p>
          </table:table-cell>
          <table:table-cell table:style-name="ce30" office:value-type="float" office:value="-56" calcext:value-type="float">
            <text:p><text:s/>－56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7" calcext:value-type="float">
            <text:p><text:s/>－0.77 </text:p>
          </table:table-cell>
          <table:table-cell table:style-name="ce30" office:value-type="float" office:value="505" calcext:value-type="float">
            <text:p><text:s text:c="3"/>50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5" calcext:value-type="float">
            <text:p><text:s text:c="3"/>6.95 </text:p>
          </table:table-cell>
          <table:table-cell table:style-name="ce30" office:value-type="float" office:value="561" calcext:value-type="float">
            <text:p><text:s text:c="3"/>56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28" calcext:value-type="float">
            <text:p><text:s/>－228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26" office:value-type="float" office:value="-11.94" calcext:value-type="float">
            <text:p><text:s/>－11.94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2" calcext:value-type="float">
            <text:p><text:s text:c="3"/>7.02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84" calcext:value-type="float">
            <text:p><text:s/>－184 </text:p>
          </table:table-cell>
          <table:table-cell table:style-name="ce26" office:value-type="float" office:value="-0.54" calcext:value-type="float">
            <text:p><text:s/>－0.54 </text:p>
          </table:table-cell>
          <table:table-cell table:style-name="ce26" office:value-type="float" office:value="-6.55" calcext:value-type="float">
            <text:p><text:s/>－6.55 </text:p>
          </table:table-cell>
          <table:table-cell table:style-name="ce30" office:value-type="float" office:value="-38" calcext:value-type="float">
            <text:p><text:s/>－38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5" calcext:value-type="float">
            <text:p><text:s/>－1.35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1" calcext:value-type="float">
            <text:p><text:s text:c="3"/>7.51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9" calcext:value-type="float">
            <text:p><text:s text:c="3"/>6.09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44" calcext:value-type="float">
            <text:p><text:s text:c="3"/>144 </text:p>
          </table:table-cell>
          <table:table-cell table:style-name="ce26" office:value-type="float" office:value="1.56" calcext:value-type="float">
            <text:p><text:s text:c="3"/>1.56 </text:p>
          </table:table-cell>
          <table:table-cell table:style-name="ce26" office:value-type="float" office:value="19" calcext:value-type="float">
            <text:p><text:s text:c="3"/>19.00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5" calcext:value-type="float">
            <text:p><text:s text:c="3"/>7.25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9" calcext:value-type="float">
            <text:p><text:s text:c="3"/>6.99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57" calcext:value-type="float">
            <text:p><text:s/>－157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92" calcext:value-type="float">
            <text:p><text:s/>－4.92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32" calcext:value-type="float">
            <text:p><text:s text:c="3"/>23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43" calcext:value-type="float">
            <text:p><text:s text:c="3"/>543 </text:p>
          </table:table-cell>
          <table:table-cell table:style-name="ce26" office:value-type="float" office:value="1.35" calcext:value-type="float">
            <text:p><text:s text:c="3"/>1.35 </text:p>
          </table:table-cell>
          <table:table-cell table:style-name="ce26" office:value-type="float" office:value="16.49" calcext:value-type="float">
            <text:p><text:s text:c="3"/>16.49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383" calcext:value-type="float">
            <text:p><text:s text:c="3"/>383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62" calcext:value-type="float">
            <text:p><text:s text:c="3"/>11.62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30" office:value-type="float" office:value="277" calcext:value-type="float">
            <text:p><text:s text:c="3"/>27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18" office:value-type="float" office:value="89" calcext:value-type="float">
            <text:p><text:s text:c="3"/>8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179" calcext:value-type="float">
            <text:p><text:s text:c="3"/>1,179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26" office:value-type="float" office:value="13.56" calcext:value-type="float">
            <text:p><text:s text:c="3"/>13.56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3" calcext:value-type="float">
            <text:p><text:s text:c="3"/>2.83 </text:p>
          </table:table-cell>
          <table:table-cell table:style-name="ce30" office:value-type="float" office:value="646" calcext:value-type="float">
            <text:p><text:s text:c="3"/>64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2" calcext:value-type="float">
            <text:p><text:s text:c="3"/>7.42 </text:p>
          </table:table-cell>
          <table:table-cell table:style-name="ce30" office:value-type="float" office:value="400" calcext:value-type="float">
            <text:p><text:s text:c="3"/>40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558" calcext:value-type="float">
            <text:p><text:s text:c="3"/>558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18" office:value-type="float" office:value="233" calcext:value-type="float">
            <text:p><text:s text:c="3"/>23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9" calcext:value-type="float">
            <text:p><text:s text:c="3"/>1.69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" calcext:value-type="float">
            <text:p><text:s text:c="3"/>6.20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18" office:value-type="float" office:value="62" calcext:value-type="float">
            <text:p><text:s text:c="3"/>6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311" calcext:value-type="float">
            <text:p><text:s/>311 </text:p>
          </table:table-cell>
          <table:table-cell table:style-name="ce27" office:value-type="float" office:value="0.41" calcext:value-type="float">
            <text:p><text:s text:c="3"/>0.41 </text:p>
          </table:table-cell>
          <table:table-cell table:style-name="ce27" office:value-type="float" office:value="4.95" calcext:value-type="float">
            <text:p><text:s text:c="3"/>4.95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8" office:value-type="float" office:value="0.09" calcext:value-type="float">
            <text:p><text:s text:c="3"/>0.09 </text:p>
          </table:table-cell>
          <table:table-cell table:style-name="ce28" office:value-type="float" office:value="1.15" calcext:value-type="float">
            <text:p><text:s text:c="3"/>1.15 </text:p>
          </table:table-cell>
          <table:table-cell table:style-name="ce31" office:value-type="float" office:value="410" calcext:value-type="float">
            <text:p><text:s text:c="3"/>410 </text:p>
          </table:table-cell>
          <table:table-cell table:style-name="ce28" office:value-type="float" office:value="0.53" calcext:value-type="float">
            <text:p><text:s text:c="3"/>0.53 </text:p>
          </table:table-cell>
          <table:table-cell table:style-name="ce28" office:value-type="float" office:value="6.52" calcext:value-type="float">
            <text:p><text:s text:c="3"/>6.52 </text:p>
          </table:table-cell>
          <table:table-cell table:style-name="ce31" office:value-type="float" office:value="338" calcext:value-type="float">
            <text:p><text:s text:c="3"/>338 </text:p>
          </table:table-cell>
          <table:table-cell table:style-name="ce28" office:value-type="float" office:value="0.44" calcext:value-type="float">
            <text:p><text:s text:c="3"/>0.44 </text:p>
          </table:table-cell>
          <table:table-cell table:style-name="ce28" office:value-type="float" office:value="5.38" calcext:value-type="float">
            <text:p><text:s text:c="3"/>5.38 </text:p>
          </table:table-cell>
          <table:table-cell table:style-name="ce31" office:value-type="float" office:value="349" calcext:value-type="float">
            <text:p><text:s text:c="3"/>349 </text:p>
          </table:table-cell>
          <table:table-cell table:style-name="ce28" office:value-type="float" office:value="0.46" calcext:value-type="float">
            <text:p><text:s text:c="3"/>0.46 </text:p>
          </table:table-cell>
          <table:table-cell table:style-name="ce28" office:value-type="float" office:value="5.55" calcext:value-type="float">
            <text:p><text:s text:c="3"/>5.55 </text:p>
          </table:table-cell>
          <table:table-cell table:style-name="ce20" office:value-type="float" office:value="143" calcext:value-type="float">
            <text:p><text:s text:c="3"/>143 </text:p>
          </table:table-cell>
          <table:table-cell table:style-name="ce28" office:value-type="float" office:value="0.19" calcext:value-type="float">
            <text:p><text:s text:c="3"/>0.19 </text:p>
          </table:table-cell>
          <table:table-cell table:style-name="ce47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24" calcext:value-type="float">
            <text:p><text:s/>－324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5" calcext:value-type="float">
            <text:p><text:s/>－1.50 </text:p>
          </table:table-cell>
          <table:table-cell table:style-name="ce29" office:value-type="float" office:value="327" calcext:value-type="float">
            <text:p><text:s text:c="3"/>327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52" calcext:value-type="float">
            <text:p><text:s text:c="3"/>1.52 </text:p>
          </table:table-cell>
          <table:table-cell table:style-name="ce29" office:value-type="float" office:value="1558" calcext:value-type="float">
            <text:p><text:s text:c="3"/>1,558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23" calcext:value-type="float">
            <text:p><text:s text:c="3"/>7.23 </text:p>
          </table:table-cell>
          <table:table-cell table:style-name="ce29" office:value-type="float" office:value="1231" calcext:value-type="float">
            <text:p><text:s text:c="3"/>1,231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1" calcext:value-type="float">
            <text:p><text:s text:c="3"/>5.71 </text:p>
          </table:table-cell>
          <table:table-cell table:style-name="ce29" office:value-type="float" office:value="1552" calcext:value-type="float">
            <text:p><text:s text:c="3"/>1,552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17" office:value-type="float" office:value="511" calcext:value-type="float">
            <text:p><text:s text:c="3"/>51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10" calcext:value-type="float">
            <text:p><text:s text:c="3"/>11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9" calcext:value-type="float">
            <text:p><text:s text:c="3"/>2.19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8" calcext:value-type="float">
            <text:p><text:s text:c="3"/>4.38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" calcext:value-type="float">
            <text:p><text:s text:c="3"/>7.10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31" calcext:value-type="float">
            <text:p><text:s/>－131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99" calcext:value-type="float">
            <text:p><text:s/>－6.99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5" calcext:value-type="float">
            <text:p><text:s text:c="3"/>7.95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21" calcext:value-type="float">
            <text:p><text:s/>－121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68" calcext:value-type="float">
            <text:p><text:s/>－4.68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8" calcext:value-type="float">
            <text:p><text:s text:c="3"/>6.88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3" calcext:value-type="float">
            <text:p><text:s text:c="3"/>1.23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15" calcext:value-type="float">
            <text:p><text:s text:c="3"/>7.15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2" calcext:value-type="float">
            <text:p><text:s text:c="3"/>5.92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" calcext:value-type="float">
            <text:p><text:s text:c="3"/>4.50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34" office:value-type="float" office:value="0.01" calcext:value-type="float">
            <text:p><text:s text:c="3"/>0.01 </text:p>
          </table:table-cell>
          <table:table-cell table:style-name="ce34" office:value-type="float" office:value="0.08" calcext:value-type="float">
            <text:p><text:s text:c="3"/>0.08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2" calcext:value-type="float">
            <text:p><text:s/>－12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6" calcext:value-type="float">
            <text:p><text:s/>－1.16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5" calcext:value-type="float">
            <text:p><text:s text:c="3"/>1.45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3" calcext:value-type="float">
            <text:p><text:s text:c="3"/>8.03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78" calcext:value-type="float">
            <text:p><text:s/>－178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26" office:value-type="float" office:value="-11.34" calcext:value-type="float">
            <text:p><text:s/>－11.34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44" calcext:value-type="float">
            <text:p><text:s text:c="3"/>3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227" calcext:value-type="float">
            <text:p><text:s/>－227 </text:p>
          </table:table-cell>
          <table:table-cell table:style-name="ce26" office:value-type="float" office:value="-0.87" calcext:value-type="float">
            <text:p><text:s/>－0.87 </text:p>
          </table:table-cell>
          <table:table-cell table:style-name="ce26" office:value-type="float" office:value="-10.57" calcext:value-type="float">
            <text:p><text:s/>－10.57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2" calcext:value-type="float">
            <text:p><text:s text:c="3"/>1.82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8" calcext:value-type="float">
            <text:p><text:s text:c="3"/>7.08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18" office:value-type="float" office:value="47" calcext:value-type="float">
            <text:p><text:s text:c="3"/>4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3" calcext:value-type="float">
            <text:p><text:s text:c="3"/>4.73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9" calcext:value-type="float">
            <text:p><text:s text:c="3"/>2.69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8" calcext:value-type="float">
            <text:p><text:s text:c="3"/>8.38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" calcext:value-type="float">
            <text:p><text:s text:c="3"/>5.70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8" calcext:value-type="float">
            <text:p><text:s text:c="3"/>2.48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3" calcext:value-type="float">
            <text:p><text:s text:c="3"/>2.43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11" calcext:value-type="float">
            <text:p><text:s text:c="3"/>111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2" calcext:value-type="float">
            <text:p><text:s text:c="3"/>8.02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2" calcext:value-type="float">
            <text:p><text:s text:c="3"/>1.32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30" office:value-type="float" office:value="131" calcext:value-type="float">
            <text:p><text:s text:c="3"/>131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172" calcext:value-type="float">
            <text:p><text:s text:c="3"/>17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1" calcext:value-type="float">
            <text:p><text:s text:c="3"/>7.31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9" calcext:value-type="float">
            <text:p><text:s text:c="3"/>2.49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5" calcext:value-type="float">
            <text:p><text:s text:c="3"/>1.95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3" calcext:value-type="float">
            <text:p><text:s text:c="3"/>8.30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661" calcext:value-type="float">
            <text:p><text:s text:c="3"/>661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" calcext:value-type="float">
            <text:p><text:s text:c="3"/>1.20 </text:p>
          </table:table-cell>
          <table:table-cell table:style-name="ce29" office:value-type="float" office:value="826" calcext:value-type="float">
            <text:p><text:s text:c="3"/>82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2" calcext:value-type="float">
            <text:p><text:s text:c="3"/>6.62 </text:p>
          </table:table-cell>
          <table:table-cell table:style-name="ce29" office:value-type="float" office:value="676" calcext:value-type="float">
            <text:p><text:s text:c="3"/>67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720" calcext:value-type="float">
            <text:p><text:s text:c="3"/>720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17" office:value-type="float" office:value="355" calcext:value-type="float">
            <text:p><text:s text:c="3"/>355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1.96" calcext:value-type="float">
            <text:p><text:s/>－1.96 </text:p>
          </table:table-cell>
          <table:table-cell table:style-name="ce26" office:value-type="float" office:value="-23.92" calcext:value-type="float">
            <text:p><text:s/>－23.92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56" calcext:value-type="float">
            <text:p><text:s/>－2.56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5" calcext:value-type="float">
            <text:p><text:s text:c="3"/>8.55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08" calcext:value-type="float">
            <text:p><text:s text:c="3"/>208 </text:p>
          </table:table-cell>
          <table:table-cell table:style-name="ce26" office:value-type="float" office:value="1.68" calcext:value-type="float">
            <text:p><text:s text:c="3"/>1.68 </text:p>
          </table:table-cell>
          <table:table-cell table:style-name="ce26" office:value-type="float" office:value="20.53" calcext:value-type="float">
            <text:p><text:s text:c="3"/>20.53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.06" calcext:value-type="float">
            <text:p><text:s text:c="3"/>3.0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9" calcext:value-type="float">
            <text:p><text:s text:c="3"/>7.99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7" calcext:value-type="float">
            <text:p><text:s text:c="3"/>9.17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11" calcext:value-type="float">
            <text:p><text:s text:c="3"/>311 </text:p>
          </table:table-cell>
          <table:table-cell table:style-name="ce26" office:value-type="float" office:value="1.67" calcext:value-type="float">
            <text:p><text:s text:c="3"/>1.67 </text:p>
          </table:table-cell>
          <table:table-cell table:style-name="ce26" office:value-type="float" office:value="20.32" calcext:value-type="float">
            <text:p><text:s text:c="3"/>20.32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3" calcext:value-type="float">
            <text:p><text:s text:c="3"/>1.63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7" calcext:value-type="float">
            <text:p><text:s text:c="3"/>7.77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4" calcext:value-type="float">
            <text:p><text:s text:c="3"/>6.14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66" calcext:value-type="float">
            <text:p><text:s text:c="3"/>3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86" calcext:value-type="float">
            <text:p><text:s text:c="3"/>186 </text:p>
          </table:table-cell>
          <table:table-cell table:style-name="ce26" office:value-type="float" office:value="1.1" calcext:value-type="float">
            <text:p><text:s text:c="3"/>1.10 </text:p>
          </table:table-cell>
          <table:table-cell table:style-name="ce26" office:value-type="float" office:value="13.39" calcext:value-type="float">
            <text:p><text:s text:c="3"/>13.39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9" calcext:value-type="float">
            <text:p><text:s text:c="3"/>2.09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5" calcext:value-type="float">
            <text:p><text:s text:c="3"/>7.05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2" calcext:value-type="float">
            <text:p><text:s text:c="3"/>4.82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41" calcext:value-type="float">
            <text:p><text:s/>－41 </text:p>
          </table:table-cell>
          <table:table-cell table:style-name="ce26" office:value-type="float" office:value="-0.72" calcext:value-type="float">
            <text:p><text:s/>－0.72 </text:p>
          </table:table-cell>
          <table:table-cell table:style-name="ce26" office:value-type="float" office:value="-8.75" calcext:value-type="float">
            <text:p><text:s/>－8.75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78" calcext:value-type="float">
            <text:p><text:s/>－2.78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3" calcext:value-type="float">
            <text:p><text:s text:c="3"/>3.63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1" calcext:value-type="float">
            <text:p><text:s text:c="3"/>6.41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9" calcext:value-type="float">
            <text:p><text:s text:c="3"/>2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4" calcext:value-type="float">
            <text:p><text:s text:c="3"/>1.64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2" calcext:value-type="float">
            <text:p><text:s/>－0.82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7" calcext:value-type="float">
            <text:p><text:s text:c="3"/>6.97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71" calcext:value-type="float">
            <text:p><text:s/>－171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26" office:value-type="float" office:value="-11.11" calcext:value-type="float">
            <text:p><text:s/>－11.11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43" calcext:value-type="float">
            <text:p><text:s text:c="3"/>143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7" calcext:value-type="float">
            <text:p><text:s text:c="3"/>8.70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2.01" calcext:value-type="float">
            <text:p><text:s text:c="3"/>2.01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24" calcext:value-type="float">
            <text:p><text:s/>－24 </text:p>
          </table:table-cell>
          <table:table-cell table:style-name="ce26" office:value-type="float" office:value="-0.81" calcext:value-type="float">
            <text:p><text:s/>－0.81 </text:p>
          </table:table-cell>
          <table:table-cell table:style-name="ce26" office:value-type="float" office:value="-9.82" calcext:value-type="float">
            <text:p><text:s/>－9.82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64" calcext:value-type="float">
            <text:p><text:s text:c="3"/>1.64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2" calcext:value-type="float">
            <text:p><text:s text:c="3"/>9.42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8" calcext:value-type="float">
            <text:p><text:s text:c="3"/>7.78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6" calcext:value-type="float">
            <text:p><text:s text:c="3"/>2.56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30" calcext:value-type="float">
            <text:p><text:s text:c="3"/>130 </text:p>
          </table:table-cell>
          <table:table-cell table:style-name="ce25" office:value-type="float" office:value="1.4" calcext:value-type="float">
            <text:p><text:s text:c="3"/>1.40 </text:p>
          </table:table-cell>
          <table:table-cell table:style-name="ce25" office:value-type="float" office:value="17.05" calcext:value-type="float">
            <text:p><text:s text:c="3"/>17.05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93" calcext:value-type="float">
            <text:p><text:s text:c="3"/>3.93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2" calcext:value-type="float">
            <text:p><text:s text:c="3"/>8.1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19" calcext:value-type="float">
            <text:p><text:s text:c="3"/>4.19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45" office:value-type="float" office:value="1.05" calcext:value-type="float">
            <text:p><text:s text:c="3"/>1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47" calcext:value-type="float">
            <text:p><text:s text:c="3"/>147 </text:p>
          </table:table-cell>
          <table:table-cell table:style-name="ce26" office:value-type="float" office:value="1.77" calcext:value-type="float">
            <text:p><text:s text:c="3"/>1.77 </text:p>
          </table:table-cell>
          <table:table-cell table:style-name="ce26" office:value-type="float" office:value="21.59" calcext:value-type="float">
            <text:p><text:s text:c="3"/>21.59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11" calcext:value-type="float">
            <text:p><text:s text:c="3"/>4.11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36" calcext:value-type="float">
            <text:p><text:s text:c="3"/>8.36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7" calcext:value-type="float">
            <text:p><text:s text:c="3"/>1.17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17" calcext:value-type="float">
            <text:p><text:s/>－17 </text:p>
          </table:table-cell>
          <table:table-cell table:style-name="ce28" office:value-type="float" office:value="-1.71" calcext:value-type="float">
            <text:p><text:s/>－1.71 </text:p>
          </table:table-cell>
          <table:table-cell table:style-name="ce28" office:value-type="float" office:value="-20.83" calcext:value-type="float">
            <text:p><text:s/>－20.83 </text:p>
          </table:table-cell>
          <table:table-cell table:style-name="ce33" office:value-type="float" office:value="2" calcext:value-type="float">
            <text:p><text:s text:c="3"/>2 </text:p>
          </table:table-cell>
          <table:table-cell table:style-name="ce35" office:value-type="float" office:value="0.2" calcext:value-type="float">
            <text:p><text:s text:c="3"/>0.20 </text:p>
          </table:table-cell>
          <table:table-cell table:style-name="ce35" office:value-type="float" office:value="2.45" calcext:value-type="float">
            <text:p><text:s text:c="3"/>2.45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6.13" calcext:value-type="float">
            <text:p><text:s text:c="3"/>6.13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68" calcext:value-type="float">
            <text:p><text:s text:c="3"/>3.68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8" office:value-type="float" office:value="0.9" calcext:value-type="float">
            <text:p><text:s text:c="3"/>0.90 </text:p>
          </table:table-cell>
          <table:table-cell table:style-name="ce38" office:value-type="float" office:value="11.04" calcext:value-type="float">
            <text:p><text:s text:c="3"/>11.04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7月8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MOI</dc:creator>
    <dc:date>2008-07-07T15:34:28</dc:date>
    <meta:print-date>2008-05-06T11:18:0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